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3296437892139492669"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5573748226898730280"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8500383456597600965"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5874578980015423139"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438912206694431383"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3529795818158534631"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9191741420216745697"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2704257629688439922"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28709702" text:continue-list="list9191741420216745697"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1350447084254088985"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8721677"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8692368"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28705496"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28711619"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8716591"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4048282336380331327"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2133097561818596319"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90752226934041973"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8692837"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438776837189351630"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5313272367276302683"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226233100699161374" text:style-name="L15">
        <text:list-item>
          <text:list>
            <text:list-header>
              <text:p text:style-name="P182">1.5 miles averaging about 9:40/mile and rest 1 min</text:p>
            </text:list-header>
          </text:list>
        </text:list-item>
      </text:list>
      <text:p text:style-name="P24">1 mile in 8:26 and rest 2 min</text:p>
      <text:list xml:id="list7166299931377424389"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947488048721876693"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8722456"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7242994813320937265"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549333748137361461"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6499411177964710561"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28719382" text:continue-list="list7549333748137361461" text:style-name="L19">
        <text:list-item>
          <text:list>
            <text:list-header>
              <text:p text:style-name="P186">(Pace*HR)=1240</text:p>
            </text:list-header>
          </text:list>
        </text:list-item>
      </text:list>
      <text:list xml:id="list28705729" text:continue-list="list7242994813320937265" text:style-name="L18">
        <text:list-item>
          <text:list>
            <text:list-header>
              <text:p text:style-name="P185">2 miles at 10:46/mile Ave HR= 121 bpm and rest a few minutes</text:p>
            </text:list-header>
          </text:list>
        </text:list-item>
      </text:list>
      <text:list xml:id="list28718463" text:continue-list="list28719382"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28711416"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7572871188600636310"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57983229922073153"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196505989784825096"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6005890194873913316"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2381614825148801898"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913347410647286322"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28717755"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8720359"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575177187990150018"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6773925137893524879"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7527628364067946447"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6073764379824866457"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331557903646038532"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022256248062233453" text:style-name="L32">
        <text:list-item>
          <text:list>
            <text:list-header>
              <text:p text:style-name="P196">0.25 miles in 2:54</text:p>
              <text:p text:style-name="P196">1 mile in 9:21 going faster as I ran and ending at around 8:30 pace</text:p>
            </text:list-header>
          </text:list>
        </text:list-item>
      </text:list>
      <text:list xml:id="list4893724721186015775"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152265625038134145"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67537667474306710"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024889038468413228"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10"/>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text:soft-page-break/></text:p>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425174743546141225"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text:soft-page-break/>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ext:soft-page-break/>Time: 43:15, Ave Pace: 8:39/mile, Splits: 8:59, 8:37, 8:36, 8:38, 8:23</text:p>
      <text:p text:style-name="P24"/>
      <text:p text:style-name="P24">*****Changed the amount of Mg supplement I am taking.</text:p>
      <text:p text:style-name="P24">** <text:s text:c="5"/>Changed the amount of Mg supplement I am taking.</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1-17T07:51:28.32</dc:date>
    <dc:creator>James Lombardi</dc:creator>
    <meta:editing-duration>P23DT23H4M13S</meta:editing-duration>
    <meta:editing-cycles>1930</meta:editing-cycles>
    <meta:generator>OpenOffice/4.1.2$Win32 OpenOffice.org_project/412m3$Build-9782</meta:generator>
    <meta:document-statistic meta:table-count="0" meta:image-count="9" meta:object-count="0" meta:page-count="194" meta:paragraph-count="5619" meta:word-count="60757" meta:character-count="311368"/>
  </office:meta>
</office:document-meta>
</file>